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fa4" officeooo:paragraph-rsid="0019cfa4"/>
    </style:style>
    <style:style style:name="T1" style:family="text">
      <style:text-properties officeooo:rsid="001a0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1.</text:p>
      <text:p text:style-name="P1"><text:tab/>Поиск статистики в лоб - <text:s/>не лучшая стратегия, если мы используем сортировку, которая работает за N*log(N). Однако, если мы знаем некоторую дополнительную информацию о данных, то этой проблемы можно избежать и реализовать один из самых быстрых алгоритмов поиска порядковой статистики. А именно — элементы массива это целые числа, которые не превосходят 1000. </text:p>
      <text:p text:style-name="P1"><text:tab/>Вам предлагается написать такой алгоритм поиска статистики. (Подсказка: полезно перечитать предыдущую лекцию).</text:p>
      <text:p text:style-name="P1"/>
      <text:p text:style-name="P1">Задание 2.</text:p>
      <text:p text:style-name="P1"><text:tab/><text:span text:style-name="T1">Основная проблема быстрой сортировки заключается в том, что неудачный выбор опорного элемента может сильно снизить эффективность алгоритма. Оптимальный выбор для быстрой сортировки — делить массив на две равные части.</text:span></text:p>
      <text:p text:style-name="P1"><text:tab/><text:span text:style-name="T1">Пользуясь знаниями, полученными из текущей лекции, напишите алгоритм быстрой сортировки, который будет работать всегда за N*logN (константа не важна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7:06:40.369150316</meta:creation-date>
    <dc:date>2016-12-19T17:20:31.343845102</dc:date>
    <meta:editing-duration>PT3M40S</meta:editing-duration>
    <meta:editing-cycles>1</meta:editing-cycles>
    <meta:document-statistic meta:table-count="0" meta:image-count="0" meta:object-count="0" meta:page-count="1" meta:paragraph-count="6" meta:word-count="114" meta:character-count="860" meta:non-whitespace-character-count="744"/>
    <meta:generator>LibreOffice/5.1.4.2$Linux_X86_64 LibreOffice_project/10m0$Build-2</meta:generator>
  </office:meta>
</office:document-meta>
</file>